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modern" style:font-pitch="fixed"/>
    <style:font-face style:name="01" svg:font-family="0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  <style:text-properties fo:color="#000000" loext:opacity="100%"/>
    </style:style>
    <style:style style:name="P2" style:family="paragraph" style:parent-style-name="Standard">
      <style:text-properties fo:color="#000000" loext:opacity="100%"/>
    </style:style>
    <style:style style:name="P3" style:family="paragraph" style:parent-style-name="Quotations">
      <loext:graphic-properties draw:fill="solid" draw:fill-color="#333333" draw:opacity="100%"/>
      <style:paragraph-properties fo:margin-left="0cm" fo:margin-right="0cm" fo:margin-top="0cm" fo:margin-bottom="0cm" style:contextual-spacing="false" style:line-height-at-least="0.82cm" fo:orphans="2" fo:widows="2" fo:text-indent="0cm" style:auto-text-indent="false" fo:background-color="#333333"/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6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72822"/>
    </style:style>
    <style:style style:name="P7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</style:style>
    <style:style style:name="P8" style:family="paragraph" style:parent-style-name="Heading_20_1">
      <style:paragraph-properties fo:margin-left="0cm" fo:margin-right="0cm" fo:margin-top="0cm" fo:margin-bottom="0cm" style:contextual-spacing="false" fo:line-height="118%" fo:text-align="start" style:justify-single-word="false" fo:text-indent="0cm" style:auto-text-indent="false" fo:padding="0cm" fo:border="none"/>
      <style:text-properties officeooo:paragraph-rsid="0012892d"/>
    </style:style>
    <style:style style:name="P9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72822"/>
    </style:style>
    <style:style style:name="P10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</style:style>
    <style:style style:name="P11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  <style:text-properties fo:color="#000000" loext:opacity="100%"/>
    </style:style>
    <style:style style:name="P12" style:family="paragraph" style:parent-style-name="Standard">
      <loext:graphic-properties draw:fill="solid" draw:fill-color="#ffffff"/>
      <style:paragraph-properties fo:margin-left="0cm" fo:margin-right="0cm" fo:text-align="start" style:justify-single-word="false" fo:orphans="2" fo:widows="2" fo:text-indent="0cm" style:auto-text-indent="false" fo:background-color="#ffffff" fo:padding="0cm" fo:border="none" style:shadow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font-size="13.5pt" fo:letter-spacing="normal" fo:font-style="normal" fo:font-weight="normal"/>
    </style:style>
    <style:style style:name="P14" style:family="paragraph" style:parent-style-name="Standard">
      <loext:graphic-properties draw:fill="solid" draw:fill-color="#ffffff"/>
      <style:paragraph-properties fo:margin-left="0cm" fo:margin-right="0cm" fo:text-align="start" style:justify-single-word="false" fo:orphans="2" fo:widows="2" fo:text-indent="0cm" style:auto-text-indent="false" fo:background-color="#ffffff" fo:padding="0cm" fo:border="none" style:shadow="none"/>
      <style:text-properties fo:font-variant="normal" fo:text-transform="none" fo:color="#000000" loext:opacity="100%" fo:font-size="13.5pt" fo:letter-spacing="normal" fo:font-style="normal" fo:font-weight="normal"/>
    </style:style>
    <style:style style:name="P15" style:family="paragraph" style:parent-style-name="Text_20_body" style:list-style-name="L1">
      <loext:graphic-properties draw:fill="solid" draw:fill-color="#121212" draw:opacity="100%"/>
      <style:paragraph-properties fo:margin-left="0cm" fo:margin-right="0cm" fo:margin-top="0cm" fo:margin-bottom="0cm" style:contextual-spacing="false" fo:orphans="0" fo:text-indent="0cm" style:auto-text-indent="false" fo:background-color="#121212" fo:padding="0cm" fo:border="none"/>
    </style:style>
    <style:style style:name="P16" style:family="paragraph" style:parent-style-name="Text_20_body" style:list-style-name="L2">
      <style:paragraph-properties fo:margin-left="0cm" fo:margin-right="0cm" fo:margin-top="0cm" fo:margin-bottom="0cm" style:contextual-spacing="false" style:line-height-at-least="0.82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P17" style:family="paragraph" style:parent-style-name="Text_20_body" style:list-style-name="L3">
      <style:paragraph-properties fo:margin-left="0cm" fo:margin-right="0cm" fo:margin-top="0cm" fo:margin-bottom="0cm" style:contextual-spacing="false" style:line-height-at-least="0.82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9" style:family="paragraph" style:parent-style-name="Text_20_body" style:list-style-name="L4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2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font-size="13.5pt" fo:letter-spacing="normal" fo:font-style="normal" fo:font-weight="normal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18%" fo:text-align="start" style:justify-single-word="false" fo:text-indent="0cm" style:auto-text-indent="false" fo:padding="0cm" fo:border="none"/>
      <style:text-properties officeooo:paragraph-rsid="0012892d"/>
    </style:style>
    <style:style style:name="P23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orphans="2" fo:widows="2" fo:text-indent="0cm" style:auto-text-indent="false" fo:padding="0cm" fo:border="none"/>
      <style:text-properties fo:color="#000000" loext:opacity="100%"/>
    </style:style>
    <style:style style:name="T1" style:family="text">
      <style:text-properties fo:text-transform="uppercase" fo:color="#000000" loext:opacity="100%" style:text-line-through-style="none" style:text-line-through-type="none" style:text-underline-style="none" style:text-blinking="false" loext:padding="0cm" loext:border="none"/>
    </style:style>
    <style:style style:name="T2" style:family="text">
      <style:text-properties fo:text-transform="uppercase" fo:color="#000000" loext:opacity="100%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3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00" loext:opacity="100%" fo:font-size="13.5pt" fo:letter-spacing="normal" fo:font-style="normal" fo:font-weight="bold" fo:background-color="#272822" loext:char-shading-value="0" loext:padding="0cm" loext:border="none"/>
    </style:style>
    <style:style style:name="T5" style:family="text">
      <style:text-properties fo:font-variant="normal" fo:text-transform="none" fo:color="#000000" loext:opacity="100%" fo:font-size="13.5pt" fo:letter-spacing="normal" fo:font-style="normal" fo:font-weight="normal" fo:background-color="#272822" loext:char-shading-value="0" loext:padding="0cm" loext:border="none"/>
    </style:style>
    <style:style style:name="T6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12892d" style:font-weight-asian="normal" style:font-weight-complex="normal" loext:padding="0cm" loext:border="none"/>
    </style:style>
    <style:style style:name="T8" style:family="text">
      <style:text-properties fo:font-variant="normal" fo:text-transform="none" fo:color="#000000" loext:opacity="100%" style:font-name="Source Serif Pro" fo:font-size="13.5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000000" loext:opacity="100%" style:font-name="Source Serif Pro" fo:font-size="13.5pt" fo:letter-spacing="normal" fo:font-style="normal" fo:font-weight="bold" officeooo:rsid="0012892d" loext:padding="0cm" loext:border="none"/>
    </style:style>
    <style:style style:name="T10" style:family="text">
      <style:text-properties fo:font-variant="normal" fo:text-transform="none" fo:color="#000000" loext:opacity="100%" style:font-name="Source Serif Pro" fo:font-size="13.5pt" fo:letter-spacing="normal" fo:font-style="normal" fo:font-weight="bold" style:font-weight-asian="bold" style:font-weight-complex="bold" loext:padding="0cm" loext:border="none"/>
    </style:style>
    <style:style style:name="T11" style:family="text">
      <style:text-properties officeooo:rsid="0012892d"/>
    </style:style>
    <style:style style:name="T12" style:family="text">
      <style:text-properties fo:color="#000000" loext:opacity="100%" fo:letter-spacing="normal" fo:font-weight="bold" officeooo:rsid="0012892d" loext:padding="0cm" loext:border="none"/>
    </style:style>
    <style:style style:name="T13" style:family="text">
      <style:text-properties fo:color="#000000" loext:opacity="100%" fo:letter-spacing="normal" fo:font-weight="bold" loext:padding="0cm" loext:border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80808" loext:opacity="100%" style:font-name="01" fo:font-size="10.5pt" style:font-size-asian="10.5pt"/>
    </style:style>
    <style:style style:name="T16" style:family="text">
      <style:text-properties fo:color="#080808" loext:opacity="100%" style:font-name="Liberation Mono1" fo:font-size="10.5pt" style:font-size-asian="10.5pt" style:font-style-asian="normal" style:font-weight-asian="normal"/>
    </style:style>
    <style:style style:name="T17" style:family="text">
      <style:text-properties fo:color="#080808" loext:opacity="100%" style:font-name="0" fo:font-size="10.5pt" fo:background-color="#272822" loext:char-shading-value="0" style:font-size-asian="10.5pt" loext:padding="0cm" loext:border="none"/>
    </style:style>
    <style:style style:name="T18" style:family="text">
      <style:text-properties fo:color="#0033b3" loext:opacity="100%" style:font-name="Liberation Mono1" fo:font-size="10.5pt" style:font-size-asian="10.5pt" style:font-style-asian="normal" style:font-weight-asian="normal"/>
    </style:style>
    <style:style style:name="T19" style:family="text">
      <style:text-properties fo:color="#00627a" loext:opacity="100%" style:font-name="Liberation Mono1" fo:font-size="10.5pt" style:font-size-asian="10.5pt" style:font-style-asian="normal" style:font-weight-asian="normal"/>
    </style:style>
    <style:style style:name="T20" style:family="text">
      <style:text-properties fo:color="#871094" loext:opacity="100%" style:font-name="Liberation Mono1" fo:font-size="10.5pt" style:font-size-asian="10.5pt" style:font-style-asian="normal" style:font-weight-asian="normal"/>
    </style:style>
    <style:style style:name="T21" style:family="text">
      <style:text-properties fo:color="#1750eb" loext:opacity="100%" style:font-name="Liberation Mono1" fo:font-size="10.5pt" style:font-size-asian="10.5pt" style:font-style-asian="normal" style:font-weight-asian="normal"/>
    </style:style>
    <style:style style:name="T22" style:family="text">
      <style:text-properties fo:color="#067d17" loext:opacity="100%" style:font-name="Liberation Mono1" fo:font-size="10.5pt" style:font-size-asian="10.5pt" style:font-style-asian="normal" style:font-weight-asian="normal"/>
    </style:style>
    <style:style style:name="T23" style:family="text">
      <style:text-properties officeooo:rsid="0014f6b7"/>
    </style:style>
    <style:style style:name="T24" style:family="text">
      <style:text-properties style:font-name="Source Serif Pro"/>
    </style:style>
    <style:style style:name="fr1" style:family="graphic" style:parent-style-name="Frame">
      <style:graphic-properties fo:margin-left="0cm" fo:margin-right="0cm" fo:margin-top="0.106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12">A</text:span><text:span text:style-name="T13">plicando técnicas de aprendizado não supervisionado</text:span></text:h>
      <text:h text:style-name="P8" text:outline-level="1"><text:span text:style-name="T8"/></text:h>
      <text:p text:style-name="P22"><text:span text:style-name="T7">Agora</text:span><draw:frame draw:style-name="fr1" draw:name="Quadro1" text:anchor-type="char" svg:width="0.041cm" draw:z-index="0"><draw:text-box fo:min-height="0.041cm"><text:list xml:id="list1686551434" text:style-name="L1"><text:list-item><text:p text:style-name="P15"/></text:list-item></text:list></draw:text-box></draw:frame><text:span text:style-name="T6"> que você já entende os conceitos de </text:span><text:span text:style-name="T10">clustering</text:span><text:span text:style-name="T6"> e </text:span><text:span text:style-name="T10">redução de dimensionalidade</text:span><text:span text:style-name="T6">, é hora de colocar isso em prática! Vamos trabalhar com o clássico </text:span><text:span text:style-name="T10">dataset Iris</text:span><text:span text:style-name="T6"> para aplicar técnicas de agrupamento e redução de dimensões.</text:span></text:p>
      <text:p text:style-name="P4">Ao explorar agrupamentos de dados, surgem algumas questões importantes:</text:p>
      <text:list xml:id="list1246025493" text:style-name="L2">
        <text:list-item>
          <text:p text:style-name="P16">Como identificar padrões e agrupamentos naturais em um conjunto de dados?</text:p>
        </text:list-item>
        <text:list-item>
          <text:p text:style-name="P16">Como reduzir a complexidade dos dados mantendo as informações mais relevantes?</text:p>
        </text:list-item>
      </text:list>
      <text:p text:style-name="P4">Para responder a essas perguntas, vamos usar:</text:p>
      <text:list xml:id="list20287550" text:style-name="L3">
        <text:list-item>
          <text:p text:style-name="P17">K-Means e Hierarchical Clustering: Identificar agrupamentos naturais no dataset.</text:p>
        </text:list-item>
        <text:list-item>
          <text:p text:style-name="P17">PCA (Análise de Componentes Principais): Reduzir a dimensionalidade e facilitar a visualização dos dados.</text:p>
        </text:list-item>
      </text:list>
      <text:p text:style-name="P23"><text:span text:style-name="T3">Chegou sua vez de experimentar com o dataset Iris, explorando como os algoritmos se comportam e visualizando as estruturas escondidas nos dados!</text:span></text:p>
      <text:p text:style-name="P23"><text:span text:style-name="T3"/></text:p>
      <text:h text:style-name="Heading_20_2" text:outline-level="2"><text:span text:style-name="Strong_20_Emphasis">Agrupamento com K-Means</text:span></text:h>
      <text:p text:style-name="P5">Usamos o K-Means para encontrar agrupamentos naturais no dataset Iris.</text:p>
      <text:p text:style-name="P5">Vamos agrupar os dados em 3 clusters. O algoritmo tenta minimizar a distância entre os pontos e os seus respectivos centroides. A visualização nos ajuda a compreender como os dados foram separados em grupos distintos</text:p>
      <text:p text:style-name="P12"><text:span text:style-name="T15"><text:s text:c="4"/></text:span><text:span text:style-name="T16">from sklearn.datasets </text:span><text:span text:style-name="T18">import </text:span><text:span text:style-name="T16">load_iris</text:span><text:line-break/><text:span text:style-name="T18">import </text:span><text:span text:style-name="T16">pandas as pd</text:span><text:line-break/><text:span text:style-name="T16"> <text:s text:c="3"/>from sklearn.cluster </text:span><text:span text:style-name="T18">import </text:span><text:span text:style-name="T16">KMeans</text:span><text:line-break/><text:span text:style-name="T18">import </text:span><text:span text:style-name="T16">matplotlib.pyplot as plt</text:span><text:line-break/><text:soft-page-break/><text:line-break/><text:span text:style-name="T16"># Carregar Dataset</text:span><text:line-break/><text:span text:style-name="T16"> <text:s text:c="3"/>iris = </text:span><text:span text:style-name="T19">load_iris</text:span><text:span text:style-name="T16">()</text:span><text:line-break/><text:span text:style-name="T16"> <text:s text:c="3"/>X = iris.data</text:span><text:line-break/><text:line-break/><text:span text:style-name="T16"># Aplicar K-Means</text:span><text:line-break/><text:span text:style-name="T16"> <text:s text:c="11"/></text:span><text:span text:style-name="T20">kmeans </text:span><text:span text:style-name="T16">= KMeans(n_clusters=</text:span><text:span text:style-name="T21">3</text:span><text:span text:style-name="T16">, random_state=</text:span><text:span text:style-name="T21">42</text:span><text:span text:style-name="T16">)</text:span><text:line-break/><text:span text:style-name="T16"> <text:s text:c="3"/>clusters = </text:span><text:span text:style-name="T20">kmeans</text:span><text:span text:style-name="T16">.fit_predict(X)</text:span><text:line-break/><text:line-break/><text:span text:style-name="T16"> <text:s text:c="11"/># Visualizar os clusters</text:span><text:line-break/><text:span text:style-name="T16">plt.scatter(X[:, </text:span><text:span text:style-name="T21">0</text:span><text:span text:style-name="T16">], X[:, </text:span><text:span text:style-name="T21">1</text:span><text:span text:style-name="T16">], c=clusters, cmap=</text:span><text:span text:style-name="T22">'viridis'</text:span><text:span text:style-name="T16">)</text:span><text:line-break/><text:span text:style-name="T16"> <text:s text:c="11"/>plt.title(</text:span><text:span text:style-name="T22">"Agrupamento com K-Means"</text:span><text:span text:style-name="T16">)</text:span><text:line-break/><text:span text:style-name="T16"> <text:s text:c="11"/>plt.xlabel(</text:span><text:span text:style-name="T22">"Característica 1"</text:span><text:span text:style-name="T16">)</text:span><text:line-break/><text:span text:style-name="T16"> <text:s text:c="11"/>plt.ylabel(</text:span><text:span text:style-name="T22">"Característica 2"</text:span><text:span text:style-name="T16">)</text:span><text:line-break/><text:span text:style-name="T16"> <text:s text:c="11"/>plt.show()</text:span></text:p>
      <text:p text:style-name="P12"><text:span text:style-name="T16"/></text:p>
      <text:p text:style-name="P12"><text:span text:style-name="T16"/></text:p>
      <text:h text:style-name="Heading_20_2" text:outline-level="2"><text:bookmark-start text:name="__DdeLink__672_2446873878"/><text:span text:style-name="Strong_20_Emphasis"><text:span text:style-name="T23">A</text:span></text:span><text:bookmark-end text:name="__DdeLink__672_2446873878"/><text:span text:style-name="Strong_20_Emphasis">grupamento Hierárquico</text:span></text:h>
      <text:p text:style-name="Text_20_body"><text:span text:style-name="Strong_20_Emphasis"/></text:p>
      <text:p text:style-name="P5">Agora, vamos aplicar um <text:span text:style-name="T14">Hierarchical Clustering</text:span> e visualizar as relações entre os grupos com um dendrograma.</text:p>
      <text:p text:style-name="P5"/>
      <text:p text:style-name="P12"><text:span text:style-name="T15"><text:s text:c="4"/></text:span><text:span text:style-name="T16">from sklearn.datasets </text:span><text:span text:style-name="T18">import </text:span><text:span text:style-name="T16">load_iris</text:span><text:line-break/><text:span text:style-name="T18">import </text:span><text:span text:style-name="T16">scipy.cluster.hierarchy as sch</text:span><text:line-break/><text:span text:style-name="T18">import </text:span><text:span text:style-name="T16">matplotlib.pyplot as plt</text:span><text:line-break/><text:span text:style-name="T16"> <text:s text:c="3"/>from sklearn.preprocessing </text:span><text:span text:style-name="T18">import </text:span><text:span text:style-name="T16">StandardScaler</text:span><text:line-break/><text:line-break/><text:span text:style-name="T16"># Carregar o dataset Iris</text:span><text:line-break/><text:span text:style-name="T16"> <text:s text:c="3"/>iris = </text:span><text:span text:style-name="T19">load_iris</text:span><text:span text:style-name="T16">()</text:span><text:line-break/><text:span text:style-name="T16"> <text:s text:c="3"/>X = iris.data</text:span><text:line-break/><text:line-break/><text:span text:style-name="T16"># Normalizar os dados para melhorar a performance </text:span><text:span text:style-name="T18">do </text:span><text:span text:style-name="T16">clustering</text:span><text:line-break/><text:span text:style-name="T16"> <text:s text:c="11"/></text:span><text:span text:style-name="T20">scaler </text:span><text:span text:style-name="T16">= StandardScaler()</text:span><text:line-break/><text:span text:style-name="T16"> <text:s text:c="3"/>X_scaled = </text:span><text:span text:style-name="T20">scaler</text:span><text:span text:style-name="T16">.fit_transform(X)</text:span><text:line-break/><text:line-break/><text:span text:style-name="T16"> <text:s text:c="11"/># Criar o dendrograma</text:span><text:line-break/><text:span text:style-name="T16">plt.figure(figsize=(</text:span><text:span text:style-name="T21">10</text:span><text:span text:style-name="T16">, </text:span><text:span text:style-name="T21">5</text:span><text:span text:style-name="T16">))</text:span><text:line-break/><text:span text:style-name="T16"> <text:s text:c="11"/>sch.dendrogram(sch.linkage(X_scaled, method=</text:span><text:span text:style-name="T22">'ward'</text:span><text:span text:style-name="T16">))</text:span><text:line-break/><text:span text:style-name="T16"> <text:s text:c="11"/>plt.title(</text:span><text:span text:style-name="T22">"Dendrograma do Agrupamento Hierárquico"</text:span><text:span text:style-name="T16">)</text:span><text:line-break/><text:span text:style-name="T16"> <text:s text:c="11"/>plt.xlabel(</text:span><text:span text:style-name="T22">"Amostras"</text:span><text:span text:style-name="T16">)</text:span><text:line-break/><text:span text:style-name="T16"> <text:s text:c="11"/>plt.ylabel(</text:span><text:span text:style-name="T22">"Distância Euclidiana"</text:span><text:span text:style-name="T16">)</text:span><text:line-break/><text:span text:style-name="T16"> <text:s text:c="11"/>plt.show()</text:span></text:p>
      <text:p text:style-name="P13"/>
      <text:p text:style-name="P5">O <text:span text:style-name="T14">dendrograma</text:span> mostra como os clusters são formados, permitindo uma escolha mais intuitiva do número ideal de agrupamentos.</text:p>
      <text:p text:style-name="P5">Cada linha no eixo X representa uma amostra do dataset. No caso do dataset Iris, cada amostra é uma flor. Por sua vez, o eixo Y indica a distância euclidiana (ou outra métrica) entre os grupos que estão sendo unidos no processo de clustering.</text:p>
      <text:p text:style-name="P5"><text:soft-page-break/>Podemos observar como os dados se organizam em diferentes níveis. Dependendo do corte que fazemos na árvore, podemos identificar um número maior ou menor de grupos.</text:p>
      <text:p text:style-name="P5">O eixo X pode ficar meio confuso na representação, porque o dendrograma tenta representar todas as amostras. Quando temos muitos dados, os rótulos podem se sobrepor. No entanto, essa sobreposição não afeta a análise, pois o mais importante é observar a estrutura das conexões entre os grupos, e não os rótulos individuais.</text:p>
      <text:p text:style-name="P5">No início, cada amostra é um cluster separado. À medida que vamos subindo no gráfico, os clusters começam a se unir. Quanto maior a altura da fusão entre dois grupos, mais diferentes eles são. O grande salto no meio do gráfico indica a fusão de grandes grupos distintos.</text:p>
      <text:p text:style-name="P5">Como podemos definir o número de clusters a partir dessa representação?</text:p>
      <text:list xml:id="list2215841120" text:style-name="L4">
        <text:list-item>
          <text:p text:style-name="P18">Podemos imaginar um corte horizontal no gráfico. O número de linhas verticais cortadas nesse ponto representa os clusters finais.</text:p>
        </text:list-item>
        <text:list-item>
          <text:p text:style-name="P19">Se cortarmos na altura ≈10 no eixo Y, obteríamos três grupos principais (verde, laranja e azul).</text:p>
        </text:list-item>
      </text:list>
      <text:p text:style-name="P5">Agora, vamos entender como extrair os clusters de forma automática com o algoritmo HCA (Hierarchical Clustering Aglomerativo). É um método de agrupamento que constrói uma hierarquia de clusters. Ele começa considerando cada ponto de dados como um cluster separado e, passo a passo, vai unindo os mais próximos até que todos os pontos estejam agrupados em um único cluster.</text:p>
      <text:p text:style-name="P5">Nesse caso, já sabemos, a partir da análise do dendograma como os dados podem ser agrupados, assim já temos um número adequado de clusters para aplicação do algoritmo de agrupamento.</text:p>
      <text:p text:style-name="P5"/>
      <text:p text:style-name="P14"><text:span text:style-name="T15"><text:s text:c="4"/></text:span><text:span text:style-name="T16">from sklearn.cluster </text:span><text:span text:style-name="T18">import </text:span><text:span text:style-name="T16">AgglomerativeClustering</text:span><text:span text:style-name="T24"><text:line-break/><text:line-break/></text:span><text:span text:style-name="T16"># Aplicar Hierarchical Clustering definindo </text:span><text:span text:style-name="T21">3 </text:span><text:span text:style-name="T16">grupos</text:span><text:span text:style-name="T24"><text:line-break/></text:span><text:span text:style-name="T16"> <text:s text:c="11"/></text:span><text:span text:style-name="T20">hc </text:span><text:span text:style-name="T16">= AgglomerativeClustering(n_clusters=</text:span><text:span text:style-name="T21">3</text:span><text:span text:style-name="T16">, metric=</text:span><text:span text:style-name="T22">'euclidean'</text:span><text:span text:style-name="T16">, linkage=</text:span><text:span text:style-name="T22">'ward'</text:span><text:span text:style-name="T16">)</text:span><text:span text:style-name="T24"><text:line-break/></text:span><text:span text:style-name="T16"> <text:s text:c="3"/>clusters = </text:span><text:span text:style-name="T20">hc</text:span><text:span text:style-name="T16">.fit_predict(X_scaled)</text:span><text:span text:style-name="T24"><text:line-break/><text:line-break/></text:span><text:span text:style-name="T16"> <text:s text:c="11"/># Visualizar os clusters</text:span><text:span text:style-name="T24"><text:line-break/></text:span><text:span text:style-name="T16">plt.scatter(X[:, </text:span><text:span text:style-name="T21">0</text:span><text:span text:style-name="T16">], X[:, </text:span><text:span text:style-name="T21">1</text:span><text:span text:style-name="T16">], c=clusters, cmap=</text:span><text:span text:style-name="T22">'viridis'</text:span><text:span text:style-name="T16">)</text:span><text:span text:style-name="T24"><text:line-break/></text:span><text:span text:style-name="T16"> <text:s text:c="11"/>plt.title(</text:span><text:span text:style-name="T22">"Agrupamento com Hierarchical Clustering"</text:span><text:span text:style-name="T16">)</text:span><text:span text:style-name="T24"><text:line-break/></text:span><text:span text:style-name="T16"> <text:s text:c="11"/>plt.xlabel(</text:span><text:span text:style-name="T22">"Característica 1"</text:span><text:span text:style-name="T16">)</text:span><text:span text:style-name="T24"><text:line-break/></text:span><text:span text:style-name="T16"> <text:s text:c="11"/>plt.ylabel(</text:span><text:span text:style-name="T22">"Característica 2"</text:span><text:span text:style-name="T16">)</text:span><text:span text:style-name="T24"><text:line-break/></text:span><text:span text:style-name="T16"> <text:s text:c="11"/>plt.show()</text:span><text:bookmark-start text:name="__DdeLink__948_2446873878"/><text:bookmark-end text:name="__DdeLink__948_2446873878"/></text:p>
      <text:h text:style-name="Heading_20_2" text:outline-level="2"><text:soft-page-break/><text:span text:style-name="Strong_20_Emphasis">Redução de Dimensionalidade com PCA</text:span></text:h>
      <text:p text:style-name="P5">Por fim, aplicamos o PCA para reduzir as 4 dimensões do dataset Iris para apenas 2, facilitando a visualização dos dados.</text:p>
      <text:p text:style-name="P21"><text:span text:style-name="T24">O PCA nos ajuda a visualizar a separação entre as espécies de flores, mesmo em um espaço de duas dimensões, mantendo a maior parte da variância dos dados originais.</text:span></text:p>
      <text:p text:style-name="P21"><text:span text:style-name="Source_20_Text"><text:span text:style-name="T5"/></text:span></text:p>
      <text:p text:style-name="P14"><text:span text:style-name="T16">from sklearn.decomposition </text:span><text:span text:style-name="T18">import </text:span><text:span text:style-name="T20">PCA</text:span><text:line-break/><text:span text:style-name="T20"> <text:s text:c="3"/></text:span><text:span text:style-name="T16">from sklearn.datasets </text:span><text:span text:style-name="T18">import </text:span><text:span text:style-name="T16">load_iris</text:span><text:line-break/><text:span text:style-name="T18">import </text:span><text:span text:style-name="T16">matplotlib.pyplot as plt</text:span><text:line-break/><text:span text:style-name="T16"> <text:s text:c="3"/>from sklearn.preprocessing </text:span><text:span text:style-name="T18">import </text:span><text:span text:style-name="T16">StandardScaler</text:span><text:line-break/><text:line-break/><text:span text:style-name="T16"># Carregar o dataset Iris</text:span><text:line-break/><text:span text:style-name="T16"> <text:s text:c="3"/>iris = </text:span><text:span text:style-name="T19">load_iris</text:span><text:span text:style-name="T16">()</text:span><text:line-break/><text:span text:style-name="T16"> <text:s text:c="3"/>X = iris.data</text:span><text:line-break/><text:span text:style-name="T16"> <text:s text:c="11"/></text:span><text:span text:style-name="T20">y </text:span><text:span text:style-name="T16">= iris.target <text:s/># Rótulos das espécies de flores</text:span><text:line-break/><text:line-break/><text:span text:style-name="T16"># Normalizar os dados</text:span><text:line-break/><text:span text:style-name="T16"> <text:s text:c="11"/></text:span><text:span text:style-name="T20">scaler </text:span><text:span text:style-name="T16">= StandardScaler()</text:span><text:line-break/><text:span text:style-name="T16"> <text:s text:c="3"/>X_scaled = </text:span><text:span text:style-name="T20">scaler</text:span><text:span text:style-name="T16">.fit_transform(X)</text:span><text:line-break/><text:line-break/><text:span text:style-name="T16"> <text:s text:c="11"/># Aplicar PCA</text:span><text:line-break/><text:span text:style-name="T16"> <text:s text:c="3"/>pca = </text:span><text:span text:style-name="T19">PCA</text:span><text:span text:style-name="T16">(n_components=</text:span><text:span text:style-name="T21">2</text:span><text:span text:style-name="T16">)</text:span><text:line-break/><text:span text:style-name="T16"> <text:s text:c="3"/>X_pca = pca.fit_transform(X_scaled)</text:span><text:line-break/><text:line-break/><text:span text:style-name="T16"> <text:s text:c="11"/># Visualizar os dados reduzidos</text:span><text:line-break/><text:span text:style-name="T16">plt.figure(figsize=(</text:span><text:span text:style-name="T21">8</text:span><text:span text:style-name="T16">, </text:span><text:span text:style-name="T21">6</text:span><text:span text:style-name="T16">))</text:span><text:line-break/><text:span text:style-name="T16"> <text:s text:c="11"/>plt.scatter(X_pca[:, </text:span><text:span text:style-name="T21">0</text:span><text:span text:style-name="T16">], X_pca[:, </text:span><text:span text:style-name="T21">1</text:span><text:span text:style-name="T16">], c=</text:span><text:span text:style-name="T20">y</text:span><text:span text:style-name="T16">, cmap=</text:span><text:span text:style-name="T22">'viridis'</text:span><text:span text:style-name="T16">, alpha=</text:span><text:span text:style-name="T21">0.7</text:span><text:span text:style-name="T16">)</text:span><text:line-break/><text:span text:style-name="T16"> <text:s text:c="11"/>plt.xlabel(</text:span><text:span text:style-name="T22">"Componente Principal 1"</text:span><text:span text:style-name="T16">)</text:span><text:line-break/><text:span text:style-name="T16"> <text:s text:c="11"/>plt.ylabel(</text:span><text:span text:style-name="T22">"Componente Principal 2"</text:span><text:span text:style-name="T16">)</text:span><text:line-break/><text:span text:style-name="T16"> <text:s text:c="11"/>plt.title(</text:span><text:span text:style-name="T22">"Redução de Dimensionalidade com PCA"</text:span><text:span text:style-name="T16">)</text:span><text:line-break/><text:span text:style-name="T16"> <text:s text:c="11"/>plt.colorbar(label=</text:span><text:span text:style-name="T22">"Espécies de Flores"</text:span><text:span text:style-name="T16">)</text:span><text:line-break/><text:span text:style-name="T16"> <text:s text:c="11"/>plt.show()</text:span></text:p>
      <text:p text:style-name="P13"><text:span text:style-name="Source_20_Text"><text:span text:style-name="T5"/></text:span></text:p>
      <text:p text:style-name="P21"><text:span text:style-name="Source_20_Text"><text:span text:style-name="T5"/></text:span></text:p>
      <text:p text:style-name="P21"><text:span text:style-name="Source_20_Text"><text:span text:style-name="T5"/></text:span></text:p>
      <text:p text:style-name="P5">Agora é com você!</text:p>
      <text:p text:style-name="P5">Experimente alterar o número de clusters nos algoritmos de agrupamento ou reduzir as dimensões usando diferentes números de componentes no PCA. Explore como essas mudanças afetam os resultados e veja na prática como técnicas de agrupamento e redução de dimensionalidade podem revelar padrões escondidos nos dados!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modern" style:font-pitch="fixed"/>
    <style:font-face style:name="01" svg:font-family="0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9:18:58.514679021</meta:creation-date>
    <dc:date>2025-09-15T10:35:44.433725195</dc:date>
    <meta:editing-duration>PT4M50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4" meta:paragraph-count="34" meta:word-count="860" meta:character-count="6564" meta:non-whitespace-character-count="5307"/>
  </office:meta>
</office:document-meta>
</file>